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5" style:family="table">
      <style:table-properties style:width="7.662cm" fo:margin-left="1.836cm" table:align="left"/>
    </style:style>
    <style:style style:name="Tabla5.A" style:family="table-column">
      <style:table-column-properties style:column-width="7.662cm"/>
    </style:style>
    <style:style style:name="Tabla5.A1" style:family="table-cell">
      <style:table-cell-properties fo:padding="0.097cm" fo:border="0.5pt solid #000000"/>
    </style:style>
    <style:style style:name="Tabla1" style:family="table">
      <style:table-properties style:width="11.855cm" fo:margin-left="0.951cm" table:align="left"/>
    </style:style>
    <style:style style:name="Tabla1.A" style:family="table-column">
      <style:table-column-properties style:column-width="11.855cm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2.899cm" table:align="left"/>
    </style:style>
    <style:style style:name="Tabla2.A" style:family="table-column">
      <style:table-column-properties style:column-width="12.899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7.594cm" fo:margin-left="1.863cm" table:align="left"/>
    </style:style>
    <style:style style:name="Tabla4.A" style:family="table-column">
      <style:table-column-properties style:column-width="7.594cm"/>
    </style:style>
    <style:style style:name="Tabla4.A1" style:family="table-cell">
      <style:table-cell-properties fo:padding="0.097cm" fo:border="0.5pt solid #000000"/>
    </style:style>
    <style:style style:name="Tabla3" style:family="table">
      <style:table-properties style:width="6.789cm" fo:margin-left="1.81cm" table:align="left"/>
    </style:style>
    <style:style style:name="Tabla3.A" style:family="table-column">
      <style:table-column-properties style:column-width="6.789cm"/>
    </style:style>
    <style:style style:name="Tabla3.A1" style:family="table-cell">
      <style:table-cell-properties fo:padding="0.097cm" fo:border="0.5pt solid #000000"/>
    </style:style>
    <style:style style:name="Tabla6" style:family="table">
      <style:table-properties style:width="9.407cm" fo:margin-left="1.242cm" table:align="left"/>
    </style:style>
    <style:style style:name="Tabla6.A" style:family="table-column">
      <style:table-column-properties style:column-width="9.407cm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9.407cm" fo:margin-left="1.242cm" table:align="left"/>
    </style:style>
    <style:style style:name="Tabla7.A" style:family="table-column">
      <style:table-column-properties style:column-width="9.407cm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rsid="001814e2" officeooo:paragraph-rsid="001814e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Preformatted_20_Text">
      <style:text-properties officeooo:paragraph-rsid="0016832c"/>
    </style:style>
    <style:style style:name="P4" style:family="paragraph" style:parent-style-name="Standard">
      <style:text-properties officeooo:paragraph-rsid="0016832c"/>
    </style:style>
    <style:style style:name="P5" style:family="paragraph" style:parent-style-name="Preformatted_20_Text">
      <style:text-properties officeooo:paragraph-rsid="00178981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178981"/>
    </style:style>
    <style:style style:name="P7" style:family="paragraph" style:parent-style-name="Table_20_Contents">
      <style:paragraph-properties fo:margin-left="1.251cm" fo:margin-right="0cm" fo:text-indent="0cm" style:auto-text-indent="false"/>
      <style:text-properties officeooo:paragraph-rsid="00178981"/>
    </style:style>
    <style:style style:name="P8" style:family="paragraph" style:parent-style-name="Standard">
      <style:text-properties officeooo:rsid="00156449" officeooo:paragraph-rsid="00156449"/>
    </style:style>
    <style:style style:name="P9" style:family="paragraph" style:parent-style-name="Standard">
      <style:text-properties officeooo:rsid="00156449" officeooo:paragraph-rsid="0016832c"/>
    </style:style>
    <style:style style:name="P10" style:family="paragraph" style:parent-style-name="Standard">
      <style:text-properties fo:font-weight="bold" officeooo:rsid="00156449" officeooo:paragraph-rsid="00156449" style:font-weight-asian="bold" style:font-weight-complex="bold"/>
    </style:style>
    <style:style style:name="P11" style:family="paragraph" style:parent-style-name="Standard">
      <style:text-properties fo:font-weight="bold" officeooo:rsid="00156449" officeooo:paragraph-rsid="0016dbd1" fo:background-color="#ffff00" style:font-weight-asian="bold" style:font-weight-complex="bold"/>
    </style:style>
    <style:style style:name="P12" style:family="paragraph" style:parent-style-name="Standard">
      <style:text-properties officeooo:rsid="00156449" officeooo:paragraph-rsid="00156449" fo:background-color="#ffff00"/>
    </style:style>
    <style:style style:name="P13" style:family="paragraph" style:parent-style-name="Table_20_Contents">
      <style:text-properties officeooo:paragraph-rsid="00156449"/>
    </style:style>
    <style:style style:name="P14" style:family="paragraph" style:parent-style-name="Text_20_body">
      <style:text-properties officeooo:paragraph-rsid="00156449"/>
    </style:style>
    <style:style style:name="P15" style:family="paragraph" style:parent-style-name="Table_20_Contents">
      <style:paragraph-properties fo:margin-left="1.251cm" fo:margin-right="0cm" fo:text-indent="0cm" style:auto-text-indent="false"/>
      <style:text-properties officeooo:paragraph-rsid="0016dbd1"/>
    </style:style>
    <style:style style:name="P16" style:family="paragraph" style:parent-style-name="Standard">
      <style:text-properties fo:font-style="italic" officeooo:rsid="0015f978" officeooo:paragraph-rsid="0016832c" style:font-style-asian="italic" style:font-style-complex="italic"/>
    </style:style>
    <style:style style:name="P17" style:family="paragraph" style:parent-style-name="Standard">
      <style:text-properties fo:font-style="italic" officeooo:rsid="00156449" officeooo:paragraph-rsid="0016832c" style:font-style-asian="italic" style:font-style-complex="italic"/>
    </style:style>
    <style:style style:name="P18" style:family="paragraph" style:parent-style-name="Standard">
      <style:text-properties fo:font-style="italic" officeooo:rsid="00156449" officeooo:paragraph-rsid="00156449" style:font-style-asian="italic" style:font-style-complex="italic"/>
    </style:style>
    <style:style style:name="P19" style:family="paragraph" style:parent-style-name="Standard">
      <style:text-properties fo:font-style="italic" officeooo:rsid="0016832c" officeooo:paragraph-rsid="0016832c" style:font-style-asian="italic" style:font-style-complex="italic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italic" officeooo:rsid="0016832c" officeooo:paragraph-rsid="00178981" style:font-style-asian="italic" style:font-style-complex="italic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tyle="italic" officeooo:rsid="001814e2" officeooo:paragraph-rsid="001814e2" style:font-style-asian="italic" style:font-style-complex="italic"/>
    </style:style>
    <style:style style:name="P22" style:family="paragraph" style:parent-style-name="Standard">
      <style:text-properties fo:font-style="italic" officeooo:rsid="0016832c" officeooo:paragraph-rsid="0016832c" fo:background-color="#ffff00" style:font-style-asian="italic" style:font-style-complex="italic"/>
    </style:style>
    <style:style style:name="P23" style:family="paragraph" style:parent-style-name="Standard">
      <style:text-properties fo:font-style="italic" officeooo:rsid="0016832c" officeooo:paragraph-rsid="0016dbd1" fo:background-color="#ffff00" style:font-style-asian="italic" style:font-style-complex="itali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tyle="italic" officeooo:rsid="0016832c" officeooo:paragraph-rsid="0016dbd1" fo:background-color="#ffff00" style:font-style-asian="italic" style:font-style-complex="italic"/>
    </style:style>
    <style:style style:name="P25" style:family="paragraph" style:parent-style-name="Header">
      <style:text-properties fo:font-size="12pt" fo:font-style="normal" fo:font-weight="bold" officeooo:rsid="001814e2" officeooo:paragraph-rsid="001814e2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Heading_20_4">
      <style:text-properties fo:background-color="#f6f9d4"/>
    </style:style>
    <style:style style:name="P27" style:family="paragraph" style:parent-style-name="Heading_20_4">
      <style:text-properties fo:background-color="#ffd8ce"/>
    </style:style>
    <style:style style:name="P28" style:family="paragraph" style:parent-style-name="Text_20_body">
      <style:text-properties fo:font-style="italic" officeooo:rsid="00156449" officeooo:paragraph-rsid="00156449" style:font-style-asian="italic" style:font-style-complex="italic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style="italic" officeooo:rsid="0016832c" officeooo:paragraph-rsid="001814e2" style:font-style-asian="italic" style:font-style-complex="italic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style="italic" officeooo:rsid="0016832c" officeooo:paragraph-rsid="00178981" style:font-style-asian="italic" style:font-style-complex="italic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officeooo:paragraph-rsid="00156449"/>
    </style:style>
    <style:style style:name="P32" style:family="paragraph" style:parent-style-name="Text_20_body" style:list-style-name="L1">
      <style:text-properties officeooo:paragraph-rsid="00156449"/>
    </style:style>
    <style:style style:name="P33" style:family="paragraph" style:parent-style-name="Text_20_body" style:list-style-name="L2">
      <style:paragraph-properties fo:margin-top="0cm" fo:margin-bottom="0cm" style:contextual-spacing="false"/>
      <style:text-properties fo:background-color="#f6f9d4"/>
    </style:style>
    <style:style style:name="P34" style:family="paragraph" style:parent-style-name="Text_20_body" style:list-style-name="L2">
      <style:text-properties fo:background-color="#f6f9d4"/>
    </style:style>
    <style:style style:name="P35" style:family="paragraph" style:parent-style-name="Text_20_body" style:list-style-name="L3">
      <style:paragraph-properties fo:margin-top="0cm" fo:margin-bottom="0cm" style:contextual-spacing="false"/>
      <style:text-properties fo:background-color="#ffd8ce"/>
    </style:style>
    <style:style style:name="P36" style:family="paragraph" style:parent-style-name="Text_20_body" style:list-style-name="L3">
      <style:text-properties fo:background-color="#ffd8c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17898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832c" style:font-style-asian="italic" style:font-style-complex="italic"/>
    </style:style>
    <style:style style:name="T3" style:family="text">
      <style:text-properties fo:font-style="italic" officeooo:rsid="00178981" style:font-style-asian="italic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56449" style:font-size-asian="10pt" style:font-size-complex="10pt"/>
    </style:style>
    <style:style style:name="T6" style:family="text">
      <style:text-properties officeooo:rsid="00178981"/>
    </style:style>
    <style:style style:name="T7" style:family="text">
      <style:text-properties fo:background-color="#f6f9d4" loext:char-shading-value="0"/>
    </style:style>
    <style:style style:name="T8" style:family="text">
      <style:text-properties fo:background-color="#f6f9d4" loext:char-shading-value="0"/>
    </style:style>
    <style:style style:name="T9" style:family="text">
      <style:text-properties fo:background-color="#ffd8ce" loext:char-shading-value="0"/>
    </style:style>
    <style:style style:name="T10" style:family="text">
      <style:text-properties fo:background-color="#ffd8ce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 1</text:p>
      <text:p text:style-name="P11">1. Crear tres usuarios: usuario1, usuario2 y usuario3.</text:p>
      <text:p text:style-name="P11">a. Por defecto la contraseña: us3r# </text:p>
      <text:p text:style-name="P11">b. Crear dos grupos: grupo1 y grupo2.</text:p>
      <text:p text:style-name="P12"/>
      <table:table table:name="Tabla5" table:style-name="Tabla5">
        <table:table-column table:style-name="Tabla5.A"/>
        <table:table-row>
          <table:table-cell table:style-name="Tabla5.A1" office:value-type="string">
            <text:p text:style-name="P9">sudo useradd <text:span text:style-name="T1">usuario1</text:span></text:p>
            <text:p text:style-name="P16">sudo passwd usuario1</text:p>
            <text:p text:style-name="P17">sudo useradd -m usuario2</text:p>
            <text:p text:style-name="P17">sudo useradd -m usuario3 </text:p>
            <text:p text:style-name="P17">echo "usuario3:us3r#" | sudo chpasswd</text:p>
            <text:p text:style-name="P17"/>
          </table:table-cell>
        </table:table-row>
      </table:table>
      <text:p text:style-name="P8"/>
      <text:p text:style-name="P28">El uso del parametro “-m” esto:</text:p>
      <table:table table:name="Tabla1" table:style-name="Tabla1">
        <table:table-column table:style-name="Tabla1.A"/>
        <table:table-row>
          <table:table-cell table:style-name="Tabla1.A1" office:value-type="string">
            <text:list xml:id="list1023218056" text:style-name="L1">
              <text:list-item>
                <text:p text:style-name="P31"><text:span text:style-name="T4">Crea el usuario </text:span><text:span text:style-name="Source_20_Text"><text:span text:style-name="T4">usuario</text:span></text:span><text:span text:style-name="Source_20_Text"><text:span text:style-name="T5">2</text:span></text:span><text:span text:style-name="T4">.</text:span></text:p>
              </text:list-item>
              <text:list-item>
                <text:p text:style-name="P31"><text:span text:style-name="T4">Crea el directorio </text:span><text:span text:style-name="Source_20_Text"><text:span text:style-name="T4">/home/usuario</text:span></text:span><text:span text:style-name="Source_20_Text"><text:span text:style-name="T5">2</text:span></text:span><text:span text:style-name="T4">.</text:span></text:p>
              </text:list-item>
              <text:list-item>
                <text:p text:style-name="P32"><text:span text:style-name="T4">Copia los archivos predeterminados de </text:span><text:span text:style-name="Source_20_Text"><text:span text:style-name="T4">/etc/skel</text:span></text:span><text:span text:style-name="T4"> a </text:span><text:span text:style-name="Source_20_Text"><text:span text:style-name="T4">/home/usuario</text:span></text:span><text:span text:style-name="Source_20_Text"><text:span text:style-name="T5">2</text:span></text:span><text:span text:style-name="T4">.</text:span></text:p>
              </text:list-item>
            </text:list>
          </table:table-cell>
        </table:table-row>
      </table:table>
      <text:p text:style-name="P18"/>
      <text:p text:style-name="P8"><text:span text:style-name="T1">Si no usas </text:span><text:span text:style-name="Source_20_Text"><text:span text:style-name="T1">-m</text:span></text:span><text:span text:style-name="T1"> pero necesitas un directorio personal, puedes crearlo manualmente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3">sudo mkdir /home/usuario1 </text:p>
            <text:p text:style-name="P13">sudo chown usuario1:usuario1 /home/usuario1</text:p>
          </table:table-cell>
        </table:table-row>
        <table:table-row>
          <table:table-cell table:style-name="Tabla2.A2" office:value-type="string">
            <text:p text:style-name="P14"><text:span text:style-name="Strong_20_Emphasis"><text:span text:style-name="Source_20_Text"><text:span text:style-name="T4">- usuario1</text:span></text:span></text:span><text:span text:style-name="Strong_20_Emphasis"><text:span text:style-name="T4"> antes de </text:span></text:span><text:span text:style-name="Strong_20_Emphasis"><text:span text:style-name="Source_20_Text"><text:span text:style-name="T4">: → </text:span></text:span></text:span><text:span text:style-name="T4"><text:s/>Indica el </text:span><text:span text:style-name="Strong_20_Emphasis"><text:span text:style-name="T4">propietario</text:span></text:span><text:span text:style-name="T4"> del archivo o directorio.</text:span></text:p>
            <text:p text:style-name="P14"><text:span text:style-name="Strong_20_Emphasis"><text:span text:style-name="Source_20_Text"><text:span text:style-name="T4">- usuario1</text:span></text:span></text:span><text:span text:style-name="Strong_20_Emphasis"><text:span text:style-name="T4"> después de </text:span></text:span><text:span text:style-name="Strong_20_Emphasis"><text:span text:style-name="Source_20_Text"><text:span text:style-name="T4">: → </text:span></text:span></text:span><text:span text:style-name="T4"><text:s/>Indica el </text:span><text:span text:style-name="Strong_20_Emphasis"><text:span text:style-name="T4">grupo propietario</text:span></text:span><text:span text:style-name="T4"> del archivo o directorio.</text:span></text:p>
          </table:table-cell>
        </table:table-row>
      </table:table>
      <text:p text:style-name="P18"/>
      <text:p text:style-name="P19">a) Contraseñas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9">sudo passwd usuario1</text:p>
            <text:p text:style-name="P19">echo "usuario2:us3r#" | sudo chpasswd</text:p>
          </table:table-cell>
        </table:table-row>
      </table:table>
      <text:p text:style-name="P17"/>
      <text:p text:style-name="P4"><text:span text:style-name="T2">b) </text:span><text:span text:style-name="T1">Crear dos grupos: grupo1 y grupo2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9">sudo groupadd grupo1 </text:p>
            <text:p text:style-name="P19">sudo groupadd grupo2</text:p>
          </table:table-cell>
        </table:table-row>
      </table:table>
      <text:p text:style-name="P5"><text:span text:style-name="Source_20_Text"><text:span text:style-name="T3">Ver los grupos&gt;</text:span></text:span></text:p>
      <text:p text:style-name="P3"><text:span text:style-name="Source_20_Text"><text:span text:style-name="T2">→ cat /etc/group</text:span></text:span></text:p>
      <text:p text:style-name="P3"><text:span text:style-name="Source_20_Text"><text:span text:style-name="T2">→ </text:span></text:span><text:span text:style-name="Source_20_Text"><text:span text:style-name="T3">getent group</text:span></text:span></text:p>
      <text:p text:style-name="P22"/>
      <text:p text:style-name="P23">2. Agregar:</text:p>
      <text:p text:style-name="P24">a. usuario1 y usuario2 al grupo grupo1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>sudo usermod -aG grupo1 usuario1</text:p>
            <text:p text:style-name="P15"><text:s/>sudo usermod -aG grupo1 usuario2</text:p>
          </table:table-cell>
        </table:table-row>
      </table:table>
      <text:p text:style-name="P24">b. usuario3 al grupo grupo2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>sudo usermod -aG grupo<text:span text:style-name="T6">2</text:span> usuario<text:span text:style-name="T6">3</text:span></text:p>
          </table:table-cell>
        </table:table-row>
      </table:table>
      <text:p text:style-name="P1"><text:span text:style-name="T2">V</text:span><text:span text:style-name="T1">er a los grupos que pertenece el usuario&gt;</text:span></text:p>
      <text:p text:style-name="P21"><text:soft-page-break/>→ id &lt;nombre_usuario&gt;</text:p>
      <text:p text:style-name="P21">→ groups <text:s/>&lt;nombre_usuario&gt;</text:p>
      <text:p text:style-name="P6"><text:span text:style-name="T2"/></text:p>
      <text:p text:style-name="P6"><text:span text:style-name="T2">El uso combinado de </text:span><text:span text:style-name="Source_20_Text"><text:span text:style-name="T2">-aG</text:span></text:span><text:span text:style-name="T2"> garantiza que el usuario sea </text:span><text:span text:style-name="Strong_20_Emphasis"><text:span text:style-name="T2">añadido</text:span></text:span><text:span text:style-name="T2"> al grupo o grupos especificados, </text:span><text:span text:style-name="Strong_20_Emphasis"><text:span text:style-name="T2">sin perder su membresía en otros grupos secundarios</text:span></text:span><text:span text:style-name="T2">.</text:span></text:p>
      <text:p text:style-name="P6"><text:span text:style-name="T2">Si no se incluye </text:span><text:span text:style-name="Source_20_Text"><text:span text:style-name="T2">-a</text:span></text:span><text:span text:style-name="T2">, el usuario será eliminado de todos los grupos secundarios actuales y solo pertenecerá al grupo especificado en el comando.</text:span></text:p>
      <text:p text:style-name="P6"><text:span text:style-name="T2">Los grupos listados después de </text:span><text:span text:style-name="Source_20_Text"><text:span text:style-name="T2">-G</text:span></text:span><text:span text:style-name="T2"> serán los grupos secundarios en los que estará el usuario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Text_20_body">En Linux, los usuarios pueden pertenecer a un grupo <text:span text:style-name="Strong_20_Emphasis"><text:span text:style-name="T8">primario</text:span></text:span> y a uno o varios <text:span text:style-name="Strong_20_Emphasis"><text:span text:style-name="T10">secundarios</text:span></text:span>. </text:p>
            <text:p text:style-name="Text_20_body"><text:span text:style-name="T8">El grupo primario es el </text:span><text:span text:style-name="Strong_20_Emphasis"><text:span text:style-name="T8">grupo predeterminado</text:span></text:span><text:span text:style-name="T8"> al que pertenece un usuario y que se asocia automáticamente con los archivos que el usuario crea.</text:span></text:p>
            <text:h text:style-name="P26" text:outline-level="4">Características:</text:h>
            <text:list xml:id="list3232276019" text:style-name="L2">
              <text:list-item>
                <text:p text:style-name="P33">Cada usuario tiene un único grupo primario.</text:p>
              </text:list-item>
              <text:list-item>
                <text:p text:style-name="P33">Los archivos creados por el usuario heredan este grupo como grupo propietario.</text:p>
              </text:list-item>
              <text:list-item>
                <text:p text:style-name="P34">Es definido cuando se crea el usuario y se puede cambiar posteriormente.</text:p>
              </text:list-item>
            </text:list>
            <text:p text:style-name="Text_20_body"><text:span text:style-name="T10">Los grupos secundarios son </text:span><text:span text:style-name="Strong_20_Emphasis"><text:span text:style-name="T10">grupos adicionales</text:span></text:span><text:span text:style-name="T10"> a los que un usuario puede pertenecer. Permiten al usuario acceder a recursos compartidos por esos grupos, sin afectar el grupo predeterminado al crear archivos.</text:span></text:p>
            <text:h text:style-name="P27" text:outline-level="4">Características:</text:h>
            <text:list xml:id="list335796956" text:style-name="L3">
              <text:list-item>
                <text:p text:style-name="P35">Un usuario puede pertenecer a varios grupos secundarios.</text:p>
              </text:list-item>
              <text:list-item>
                <text:p text:style-name="P35">Los permisos de los grupos secundarios se aplican al usuario, pero no se asocian automáticamente con los archivos que crea.</text:p>
              </text:list-item>
              <text:list-item>
                <text:p text:style-name="P36">Son útiles para compartir recursos (archivos, carpetas) entre varios usuarios.</text:p>
              </text:list-item>
            </text:list>
            <text:p text:style-name="Table_20_Contents"/>
          </table:table-cell>
        </table:table-row>
      </table:table>
      <text:p text:style-name="P29"/>
      <text:p text:style-name="P3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fo:font-style="normal" fo:font-weight="bold" officeooo:rsid="001814e2" officeooo:paragraph-rsid="001814e2" style:font-size-asian="12pt" style:font-style-asian="normal" style:font-weight-asian="bold" style:font-size-complex="1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oluciones ejercicios Unidad 3: Seguridad Lógica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10:00.573518139</meta:creation-date>
    <dc:date>2024-12-02T18:32:32.630517889</dc:date>
    <meta:editing-duration>PT56M9S</meta:editing-duration>
    <meta:editing-cycles>2</meta:editing-cycles>
    <meta:generator>LibreOffice/7.3.7.2$Linux_X86_64 LibreOffice_project/30$Build-2</meta:generator>
    <meta:document-statistic meta:table-count="8" meta:image-count="0" meta:object-count="0" meta:page-count="2" meta:paragraph-count="52" meta:word-count="407" meta:character-count="2543" meta:non-whitespace-character-count="2188"/>
  </office:meta>
</office:document-meta>
</file>